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Heading1" style:master-page-name="MP0" style:family="paragraph">
      <style:paragraph-properties fo:break-before="page"/>
      <style:text-properties fo:color="#0000FF"/>
    </style:style>
    <style:style style:name="P2" style:parent-style-name="Heading1" style:family="paragraph">
      <style:text-properties fo:color="#0000FF"/>
    </style:style>
    <style:style style:name="P3" style:parent-style-name="Standard" style:family="paragraph">
      <style:paragraph-properties fo:margin-left="-0.75in" fo:margin-right="-0.75in">
        <style:tab-stops/>
      </style:paragraph-properties>
    </style:style>
    <style:style style:name="T4" style:parent-style-name="DefaultParagraphFont" style:family="text">
      <style:text-properties fo:color="#FF3333"/>
    </style:style>
    <style:style style:name="T5" style:parent-style-name="DefaultParagraphFont" style:family="text">
      <style:text-properties fo:color="#00CC00"/>
    </style:style>
    <style:style style:name="T6" style:parent-style-name="DefaultParagraphFont" style:family="text">
      <style:text-properties fo:color="#00CC00"/>
    </style:style>
    <style:style style:name="T7" style:parent-style-name="DefaultParagraphFont" style:family="text">
      <style:text-properties fo:color="#00CC00"/>
    </style:style>
    <style:style style:name="T8" style:parent-style-name="DefaultParagraphFont" style:family="text">
      <style:text-properties fo:color="#00CC00"/>
    </style:style>
    <style:style style:name="T9" style:parent-style-name="DefaultParagraphFont" style:family="text">
      <style:text-properties fo:color="#000000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/>
    </style:style>
    <style:style style:name="P12" style:parent-style-name="Standard" style:family="paragraph">
      <style:text-properties fo:color="#000000"/>
    </style:style>
    <style:style style:name="P13" style:parent-style-name="Standard" style:family="paragraph">
      <style:text-properties fo:color="#000000"/>
    </style:style>
    <style:style style:name="T14" style:parent-style-name="DefaultParagraphFont" style:family="text">
      <style:text-properties style:font-name="dejavu sans mono" fo:color="#222222" fo:font-size="8pt" style:font-size-asian="8pt"/>
    </style:style>
    <style:style style:name="T15" style:parent-style-name="DefaultParagraphFont" style:family="text">
      <style:text-properties style:font-name="dejavu sans mono" fo:color="#222222" fo:font-size="8pt" style:font-size-asian="8pt"/>
    </style:style>
    <style:style style:name="P16" style:parent-style-name="Heading1" style:family="paragraph">
      <style:text-properties fo:color="#0000FF"/>
    </style:style>
    <style:style style:name="P17" style:parent-style-name="Textbody" style:family="paragraph">
      <style:paragraph-properties fo:margin-left="0.4923in" fo:text-indent="0.4923in">
        <style:tab-stops/>
      </style:paragraph-properties>
    </style:style>
    <style:style style:name="P18" style:parent-style-name="Textbody" style:family="paragraph">
      <style:paragraph-properties fo:margin-left="0.4923in" fo:text-indent="0.4923in">
        <style:tab-stops/>
      </style:paragraph-properties>
    </style:style>
    <style:style style:name="P19" style:parent-style-name="Textbody" style:family="paragraph">
      <style:paragraph-properties fo:margin-left="0.4923in" fo:text-indent="0.4923in">
        <style:tab-stops/>
      </style:paragraph-properties>
    </style:style>
    <style:style style:name="P20" style:parent-style-name="Standard" style:family="paragraph">
      <style:text-properties fo:color="#FF0000" fo:font-size="24pt" style:font-size-asian="24pt" style:font-size-complex="2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T31" style:parent-style-name="DefaultParagraphFont" style:family="text">
      <style:text-properties fo:color="#0000FF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T34" style:parent-style-name="DefaultParagraphFont" style:family="text">
      <style:text-properties fo:font-weight="bold" style:font-weight-asian="bold" style:font-weight-complex="bold" fo:color="#FF3333"/>
    </style:style>
    <style:style style:name="T35" style:parent-style-name="DefaultParagraphFont" style:family="text">
      <style:text-properties fo:color="#FF3333"/>
    </style:style>
    <style:style style:name="T36" style:parent-style-name="DefaultParagraphFont" style:family="text">
      <style:text-properties fo:font-weight="bold" style:font-weight-asian="bold" style:font-weight-complex="bold" fo:color="#99FF33"/>
    </style:style>
  </office:automatic-styles>
  <office:body>
    <office:text text:use-soft-page-breaks="true">
      <text:h text:style-name="P1" text:outline-level="1">Day 4-4-2017</text:h>
      <text:h text:style-name="Heading2" text:outline-level="2"><text:tab/>Brower and tools: Atom…</text:h>
      <text:h text:style-name="Heading2" text:outline-level="2"><text:tab/>Introduction F12 anywhere on brower other…</text:h>
      <text:p text:style-name="Standard"/>
      <text:p text:style-name="Standard"><text:tab/>function meoTalk(){</text:p>
      <text:p text:style-name="Standard"><text:tab/><text:tab/>alert(“meo meo”);</text:p>
      <text:p text:style-name="Standard"><text:tab/>}</text:p>
      <text:p text:style-name="Standard"/>
      <text:p text:style-name="Standard"><text:tab/>document.getElementId().values</text:p>
      <text:h text:style-name="P2" text:outline-level="1">Day 5-4-2017</text:h>
      <text:h text:style-name="Heading2" text:outline-level="2"><text:tab/>Change<text:s/>submission with event</text:h>
      <text:p text:style-name="Standard"><text:tab/>file javscript.js</text:p>
      <text:p text:style-name="P3"><text:tab/><text:tab/><text:tab/><text:s text:c="6"/>document.getElementById(“<text:s/><text:span text:style-name="T4">area select</text:span>”).addEventListener(“submit”,estimatotalMeo);</text:p>
      <text:p text:style-name="Standard"><text:tab/><text:tab/>function estimatotalMeo(){</text:p>
      <text:p text:style-name="Standard"><text:tab/><text:tab/><text:tab/>event.preventDefault();</text:p>
      <text:p text:style-name="Standard">console.log(“Meo &lt;3 Heo”);</text:p>
      <text:p text:style-name="Standard"><text:tab/><text:tab/><text:tab/><text:tab/>alert(“Hello baby”)<text:s/><text:span text:style-name="T5">//JdiaLog Hello<text:s/></text:span><text:span text:style-name="T6">Baby</text:span></text:p>
      <text:p text:style-name="Standard"><text:span text:style-name="T7"><text:tab/></text:span><text:span text:style-name="T8"><text:tab/></text:span><text:span text:style-name="T9">var stateMeo = document.getElementById(“txt-q-power”);</text:span></text:p>
      <text:p text:style-name="P10"><text:tab/><text:tab/>if(stateMeo.value==0){</text:p>
      <text:p text:style-name="P11"><text:tab/><text:tab/><text:tab/>alert(“Please input: ”);</text:p>
      <text:p text:style-name="P12"><text:tab/><text:tab/><text:tab/>stateMeo.focus();</text:p>
      <text:p text:style-name="P13"><text:tab/><text:tab/>}</text:p>
      <text:p text:style-name="Standard"><text:tab/><text:tab/>}</text:p>
      <text:p text:style-name="Standard"><text:tab/>addEventListener in file javascript.js</text:p>
      <text:p text:style-name="Standard"><text:tab/><text:tab/>var stateChoose = document.getElementById(‘<text:span text:style-name="T14">s-state</text:span>’);</text:p>
      <text:p text:style-name="Standard"><text:tab/><text:tab/>var btnRunMeo<text:s/>= document.getElementById(‘<text:span text:style-name="T15">btn-estimate</text:span>’);</text:p>
      <text:p text:style-name="Standard"><text:tab/><text:tab/>document.addEventListener(‘DOMContentLoaded’,function(){</text:p>
      <text:p text:style-name="Standard"><text:tab/><text:tab/><text:tab/>btnRunmeo.disabled = true;</text:p>
      <text:p text:style-name="Standard"><text:tab/><text:tab/><text:tab/>stateChoose.addEventListener(‘change’,function(){</text:p>
      <text:p text:style-name="Standard"><text:tab/><text:tab/><text:tab/>if(stateChoose.value === ‘’){</text:p>
      <text:p text:style-name="Standard"><text:tab/><text:tab/><text:tab/><text:tab/>btnRunmeo.disabled = true;</text:p>
      <text:p text:style-name="Standard"><text:tab/><text:tab/><text:tab/>}else{</text:p>
      <text:p text:style-name="Standard"><text:tab/><text:tab/><text:tab/><text:tab/>btnRunmeo.disabled = false;</text:p>
      <text:p text:style-name="Standard"><text:tab/><text:tab/><text:tab/>}</text:p>
      <text:p text:style-name="Standard"><text:tab/><text:tab/><text:tab/>});</text:p>
      <text:p text:style-name="Standard"><text:tab/><text:tab/>});</text:p>
      <text:p text:style-name="Standard"/>
      <text:h text:style-name="P16" text:outline-level="1">Day 15-8-2017</text:h>
      <text:p text:style-name="Textbody"><text:tab/>Clear: both; //<text:s/></text:p>
      <text:p text:style-name="Textbody"><text:tab/>div.headrowright{</text:p>
      <text:p text:style-name="Textbody"><text:s/><text:tab/><text:tab/><text:s/>margin-top: -10px;</text:p>
      <text:p text:style-name="Textbody"><text:s/><text:tab/><text:tab/><text:s/>float: left;</text:p>
      <text:soft-page-break/>
      <text:p text:style-name="Textbody"><text:s/><text:tab/><text:tab/><text:s/>height: 170px;</text:p>
      <text:p text:style-name="Textbody"><text:s/><text:tab/><text:tab/>width: 65%;</text:p>
      <text:p text:style-name="P17"><text:s text:c="2"/>background-image: url("apple.jpg");</text:p>
      <text:p text:style-name="P18"><text:s text:c="2"/>background-repeat: no-repeat;</text:p>
      <text:p text:style-name="P19"><text:s text:c="2"/>background-size: contain;</text:p>
      <text:p text:style-name="Textbody">}</text:p>
      <text:p text:style-name="Standard">// background cho div lubn</text:p>
      <text:p text:style-name="Standard"/>
      <text:p text:style-name="P20">Animation</text:p>
      <text:p text:style-name="P21">p#pS{</text:p>
      <text:p text:style-name="P22"><text:s text:c="2"/>position: relative;</text:p>
      <text:p text:style-name="P23"><text:s text:c="3"/>animation-name:meoright;</text:p>
      <text:p text:style-name="P24"><text:s text:c="3"/>animation-duration: 10s;</text:p>
      <text:p text:style-name="P25"><text:s text:c="3"/>animation-iteration-count:infinite;</text:p>
      <text:p text:style-name="P26">}</text:p>
      <text:p text:style-name="P27">@keyframes meoright {</text:p>
      <text:p text:style-name="P28"><text:s text:c="2"/>from {left: 0%;}</text:p>
      <text:p text:style-name="P29"><text:s text:c="2"/>to {left: <text:s/>100%;}</text:p>
      <text:p text:style-name="P30">}</text:p>
      <text:h text:style-name="Heading1" text:outline-level="1"><text:span text:style-name="T31">Day 16-8-2017</text:span></text:h>
      <text:p text:style-name="P32"/>
      <text:p text:style-name="P33"><text:s text:c="2"/>line-height: 1.6em;//khoang cach giua cac dong</text:p>
      <text:p text:style-name="Standard"/>
      <text:p text:style-name="Standard"/>
      <text:p text:style-name="Standard"><text:span text:style-name="T34">Red :</text:span><text:span text:style-name="T35"><text:s/></text:span><text:s/>note input</text:p>
      <text:p text:style-name="Standard"><text:span text:style-name="T36">Green:<text:s/></text:span>Comment</text:p>
      <text:p text:style-name="Standard"><text:tab/><text:tab/><text:tab/></text:p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150737 - Nguyen Kha Minh - K21T01</dc:creator>
    <meta:creation-date>2017-04-04T14:05:00Z</meta:creation-date>
    <dc:date>2017-08-16T03:43:00Z</dc:date>
    <meta:template xlink:href="Normal" xlink:type="simple"/>
    <meta:editing-cycles>16</meta:editing-cycles>
    <meta:editing-duration>PT16200S</meta:editing-duration>
    <meta:document-statistic meta:page-count="2" meta:paragraph-count="3" meta:word-count="232" meta:character-count="1558" meta:row-count="11" meta:non-whitespace-character-count="1329"/>
  </office:meta>
</office:document-meta>
</file>